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0.885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0.59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76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vertical-align="middle" fo:min-height="0.45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1.293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385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001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0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797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71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1.906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374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564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1.162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2cm" svg:height="1.332cm" svg:x="7.5cm" svg:y="2.033cm" svg:viewBox="0 0 2001 1333" svg:d="M0 666c0-122 42-227 134-333s207-183 366-244c160-61 316-89 500-89 185 0 341 28 501 89 159 61 274 138 366 244s134 211 134 333c0 123-42 228-134 334s-207 183-366 244c-160 61-316 89-500 89-185 0-341-28-501-89-159-61-274-138-366-244s-134-211-134-334z">
              <text:p/>
            </draw:path>
            <draw:path draw:style-name="gr2" draw:text-style-name="P2" draw:layer="layout" svg:width="2cm" svg:height="1.332cm" svg:x="7.5cm" svg:y="2.033cm" svg:viewBox="0 0 2001 1333" svg:d="M0 666c0-122 42-227 134-333s207-183 366-244c160-61 316-89 500-89 185 0 341 28 501 89 159 61 274 138 366 244s134 211 134 333c0 123-42 228-134 334s-207 183-366 244c-160 61-316 89-500 89-185 0-341-28-501-89-159-61-274-138-366-244s-134-211-134-334z">
              <text:p/>
            </draw:path>
          </draw:g>
          <draw:frame draw:style-name="gr3" draw:text-style-name="P2" draw:layer="layout" svg:width="1.75cm" svg:height="1.167cm" svg:x="7.625cm" svg:y="2.117cm">
            <draw:text-box>
              <text:p text:style-name="P3"><text:span text:style-name="T1">Discussion au </text:span><text:span text:style-name="T1">café </text:span></text:p>
            </draw:text-box>
          </draw:frame>
        </draw:g>
        <draw:g>
          <draw:g>
            <draw:path draw:style-name="gr1" draw:text-style-name="P1" draw:layer="layout" svg:width="1.5cm" svg:height="1.001cm" svg:x="9.5cm" svg:y="0.9cm" svg:viewBox="0 0 1501 1002" svg:d="M0 501c0-92 31-171 101-251 69-79 155-137 274-183 120-46 237-67 375-67 139 0 256 21 376 67 119 46 205 104 274 183 70 80 101 159 101 251 0 92-31 171-101 250-69 80-155 138-274 184-120 46-237 67-375 67-139 0-256-21-376-67-119-46-205-104-274-184-70-79-101-158-101-250z">
              <text:p/>
            </draw:path>
            <draw:path draw:style-name="gr2" draw:text-style-name="P2" draw:layer="layout" svg:width="1.5cm" svg:height="1.001cm" svg:x="9.5cm" svg:y="0.9cm" svg:viewBox="0 0 1501 1002" svg:d="M0 501c0-92 31-171 101-251 69-79 155-137 274-183 120-46 237-67 375-67 139 0 256 21 376 67 119 46 205 104 274 183 70 80 101 159 101 251 0 92-31 171-101 250-69 80-155 138-274 184-120 46-237 67-375 67-139 0-256-21-376-67-119-46-205-104-274-184-70-79-101-158-101-250z">
              <text:p/>
            </draw:path>
          </draw:g>
          <draw:frame draw:style-name="gr4" draw:text-style-name="P2" draw:layer="layout" svg:width="1.312cm" svg:height="0.875cm" svg:x="9.594cm" svg:y="0.962cm">
            <draw:text-box>
              <text:p text:style-name="P3"><text:span text:style-name="T1">Idée</text:span></text:p>
            </draw:text-box>
          </draw:frame>
        </draw:g>
        <draw:g>
          <draw:g>
            <draw:path draw:style-name="gr1" draw:text-style-name="P1" draw:layer="layout" svg:width="1.8cm" svg:height="1.2cm" svg:x="11.1cm" svg:y="2.1cm" svg:viewBox="0 0 1801 1201" svg:d="M0 601c0-111 38-205 121-301 83-95 186-164 329-220 144-55 285-80 451-80 165 0 306 25 450 80 143 56 246 125 329 220 83 96 121 190 121 300v1c0 110-38 204-121 300-83 95-186 164-329 220-144 55-285 80-450 80-166 0-307-25-451-80-143-56-246-125-329-220-83-96-121-190-121-300z">
              <text:p/>
            </draw:path>
            <draw:path draw:style-name="gr2" draw:text-style-name="P2" draw:layer="layout" svg:width="1.8cm" svg:height="1.2cm" svg:x="11.1cm" svg:y="2.1cm" svg:viewBox="0 0 1801 1201" svg:d="M0 601c0-111 38-205 121-301 83-95 186-164 329-220 144-55 285-80 451-80 165 0 306 25 450 80 143 56 246 125 329 220 83 96 121 190 121 300v1c0 110-38 204-121 300-83 95-186 164-329 220-144 55-285 80-450 80-166 0-307-25-451-80-143-56-246-125-329-220-83-96-121-190-121-300z">
              <text:p/>
            </draw:path>
          </draw:g>
          <draw:frame draw:style-name="gr5" draw:text-style-name="P2" draw:layer="layout" svg:width="1.575cm" svg:height="1.05cm" svg:x="11.213cm" svg:y="2.175cm">
            <draw:text-box>
              <text:p text:style-name="P3"><text:span text:style-name="T1">Aban</text:span><text:span text:style-name="T1">don </text:span><text:span text:style-name="T1">du </text:span><text:span text:style-name="T1">proje</text:span><text:span text:style-name="T1">t</text:span></text:p>
            </draw:text-box>
          </draw:frame>
        </draw:g>
        <draw:g>
          <draw:line draw:style-name="gr6" draw:text-style-name="P2" draw:layer="layout" svg:x1="11cm" svg:y1="1.4cm" svg:x2="12.001cm" svg:y2="2.101cm">
            <text:p/>
          </draw:line>
          <draw:frame draw:style-name="gr7" draw:text-style-name="P2" draw:layer="layout" svg:width="2.5cm" svg:height="1.079cm" svg:x="8.5cm" svg:y="0.861cm">
            <draw:text-box>
              <text:p/>
            </draw:text-box>
          </draw:frame>
        </draw:g>
        <draw:g>
          <draw:line draw:style-name="gr6" draw:text-style-name="P2" draw:layer="layout" svg:x1="9.5cm" svg:y1="2.7cm" svg:x2="11.099cm" svg:y2="2.7cm">
            <text:p/>
          </draw:line>
          <draw:frame draw:style-name="gr7" draw:text-style-name="P2" draw:layer="layout" svg:width="2.5cm" svg:height="1.079cm" svg:x="7cm" svg:y="2.161cm">
            <draw:text-box>
              <text:p/>
            </draw:text-box>
          </draw:frame>
        </draw:g>
        <draw:g>
          <draw:g>
            <draw:path draw:style-name="gr1" draw:text-style-name="P1" draw:layer="layout" svg:width="3.2cm" svg:height="1.801cm" svg:x="6.9cm" svg:y="3.9cm" svg:viewBox="0 0 3201 1802" svg:d="M0 902c0-166 67-307 214-451 148-144 331-247 586-330s506-121 800-121c295 0 546 38 801 121s438 186 586 330c147 144 214 285 214 450v1c0 165-67 306-214 450-148 143-331 246-586 329s-506 121-800 121c-295 0-546-38-801-121s-438-186-586-329c-147-144-214-285-214-450z">
              <text:p/>
            </draw:path>
            <draw:path draw:style-name="gr2" draw:text-style-name="P2" draw:layer="layout" svg:width="3.2cm" svg:height="1.801cm" svg:x="6.9cm" svg:y="3.9cm" svg:viewBox="0 0 3201 1802" svg:d="M0 902c0-166 67-307 214-451 148-144 331-247 586-330s506-121 800-121c295 0 546 38 801 121s438 186 586 330c147 144 214 285 214 450v1c0 165-67 306-214 450-148 143-331 246-586 329s-506 121-800 121c-295 0-546-38-801-121s-438-186-586-329c-147-144-214-285-214-450z">
              <text:p/>
            </draw:path>
          </draw:g>
          <draw:frame draw:style-name="gr8" draw:text-style-name="P2" draw:layer="layout" svg:width="2.8cm" svg:height="1.575cm" svg:x="7.1cm" svg:y="4.012cm">
            <draw:text-box>
              <text:p text:style-name="P3"><text:span text:style-name="T1">Ecriture d’un mail à </text:span><text:span text:style-name="T1">tout le monde : </text:span><text:span text:style-name="T1">«c’est possible ? » </text:span></text:p>
            </draw:text-box>
          </draw:frame>
        </draw:g>
        <draw:g>
          <draw:line draw:style-name="gr6" draw:text-style-name="P2" draw:layer="layout" svg:x1="8.5cm" svg:y1="3.367cm" svg:x2="8.5cm" svg:y2="3.9cm">
            <text:p/>
          </draw:line>
          <draw:frame draw:style-name="gr7" draw:text-style-name="P2" draw:layer="layout" svg:width="2.5cm" svg:height="1.079cm" svg:x="6cm" svg:y="2.828cm">
            <draw:text-box>
              <text:p/>
            </draw:text-box>
          </draw:frame>
        </draw:g>
        <draw:g>
          <draw:g>
            <draw:polygon draw:style-name="gr1" draw:text-style-name="P1" draw:layer="layout" svg:width="1.963cm" svg:height="1cm" svg:x="7.518cm" svg:y="6cm" svg:viewBox="0 0 1964 1001" draw:points="1964,1001 982,0 0,1001">
              <text:p/>
            </draw:polygon>
            <draw:polygon draw:style-name="gr2" draw:text-style-name="P2" draw:layer="layout" svg:width="1.963cm" svg:height="1cm" svg:x="7.518cm" svg:y="6cm" svg:viewBox="0 0 1964 1001" draw:points="1964,1001 982,0 0,1001">
              <text:p/>
            </draw:polygon>
          </draw:g>
          <draw:frame draw:style-name="gr9" draw:text-style-name="P2" draw:layer="layout" svg:width="1.7cm" svg:height="0.667cm" svg:x="7.65cm" svg:y="6.333cm">
            <draw:text-box>
              <text:p text:style-name="P3"><text:span text:style-name="T1">Oui/Non</text:span></text:p>
            </draw:text-box>
          </draw:frame>
        </draw:g>
        <draw:g>
          <draw:line draw:style-name="gr6" draw:text-style-name="P2" draw:layer="layout" svg:x1="7.509cm" svg:y1="7cm" svg:x2="7.5cm" svg:y2="7.468cm">
            <text:p/>
          </draw:line>
          <draw:frame draw:style-name="gr7" draw:text-style-name="P2" draw:layer="layout" svg:width="2.5cm" svg:height="1.079cm" svg:x="7.508cm" svg:y="6.461cm">
            <draw:text-box>
              <text:p/>
            </draw:text-box>
          </draw:frame>
        </draw:g>
        <draw:g>
          <draw:line draw:style-name="gr6" draw:text-style-name="P2" draw:layer="layout" svg:x1="9.492cm" svg:y1="7.001cm" svg:x2="12.001cm" svg:y2="3.3cm">
            <text:p/>
          </draw:line>
          <draw:frame draw:style-name="gr7" draw:text-style-name="P2" draw:layer="layout" svg:width="2.5cm" svg:height="1.079cm" svg:x="6.992cm" svg:y="6.461cm">
            <draw:text-box>
              <text:p/>
            </draw:text-box>
          </draw:frame>
        </draw:g>
        <draw:g>
          <draw:line draw:style-name="gr6" draw:text-style-name="P2" draw:layer="layout" svg:x1="9.501cm" svg:y1="1.4cm" svg:x2="8.5cm" svg:y2="2.034cm">
            <text:p/>
          </draw:line>
          <draw:frame draw:style-name="gr7" draw:text-style-name="P2" draw:layer="layout" svg:width="2.5cm" svg:height="1.079cm" svg:x="9.5cm" svg:y="0.861cm">
            <draw:text-box>
              <text:p/>
            </draw:text-box>
          </draw:frame>
        </draw:g>
        <draw:g>
          <draw:g>
            <draw:path draw:style-name="gr1" draw:text-style-name="P1" draw:layer="layout" svg:width="2.2cm" svg:height="1.467cm" svg:x="6.4cm" svg:y="7.467cm" svg:viewBox="0 0 2201 1468" svg:d="M0 734c0-135 46-250 147-367 102-117 228-201 403-269 176-67 348-98 550-98 203 0 375 31 551 98 175 68 301 152 403 269 101 117 147 232 147 367 0 135-46 250-147 367-102 117-228 201-403 269-176 67-348 98-550 98-203 0-375-31-551-98-175-68-301-152-403-269-101-117-147-232-147-367z">
              <text:p/>
            </draw:path>
            <draw:path draw:style-name="gr2" draw:text-style-name="P2" draw:layer="layout" svg:width="2.2cm" svg:height="1.467cm" svg:x="6.4cm" svg:y="7.467cm" svg:viewBox="0 0 2201 1468" svg:d="M0 734c0-135 46-250 147-367 102-117 228-201 403-269 176-67 348-98 550-98 203 0 375 31 551 98 175 68 301 152 403 269 101 117 147 232 147 367 0 135-46 250-147 367-102 117-228 201-403 269-176 67-348 98-550 98-203 0-375-31-551-98-175-68-301-152-403-269-101-117-147-232-147-367z">
              <text:p/>
            </draw:path>
          </draw:g>
          <draw:frame draw:style-name="gr10" draw:text-style-name="P2" draw:layer="layout" svg:width="1.925cm" svg:height="1.283cm" svg:x="6.537cm" svg:y="7.558cm">
            <draw:text-box>
              <text:p text:style-name="P3"><text:span text:style-name="T1">Redaction d’un </text:span><text:span text:style-name="T1">Post-it</text:span></text:p>
            </draw:text-box>
          </draw:frame>
        </draw:g>
        <draw:g>
          <draw:g>
            <draw:path draw:style-name="gr1" draw:text-style-name="P1" draw:layer="layout" svg:width="3cm" svg:height="1.8cm" svg:x="9cm" svg:y="7.3cm" svg:viewBox="0 0 3001 1801" svg:d="M0 901c0-166 63-307 201-451s310-247 549-330 474-120 750-120c277 0 512 37 751 120s411 186 549 330 201 285 201 450v1c0 165-63 306-201 450s-310 247-549 330-474 120-750 120c-277 0-512-37-751-120s-411-186-549-330-201-285-201-450z">
              <text:p/>
            </draw:path>
            <draw:path draw:style-name="gr2" draw:text-style-name="P2" draw:layer="layout" svg:width="3cm" svg:height="1.8cm" svg:x="9cm" svg:y="7.3cm" svg:viewBox="0 0 3001 1801" svg:d="M0 901c0-166 63-307 201-451s310-247 549-330 474-120 750-120c277 0 512 37 751 120s411 186 549 330 201 285 201 450v1c0 165-63 306-201 450s-310 247-549 330-474 120-750 120c-277 0-512-37-751-120s-411-186-549-330-201-285-201-450z">
              <text:p/>
            </draw:path>
          </draw:g>
          <draw:frame draw:style-name="gr8" draw:text-style-name="P2" draw:layer="layout" svg:width="2.625cm" svg:height="1.575cm" svg:x="9.187cm" svg:y="7.412cm">
            <draw:text-box>
              <text:p text:style-name="P3"><text:span text:style-name="T1">Laisser le </text:span><text:span text:style-name="T1">Post-it au </text:span><text:span text:style-name="T1">service </text:span><text:span text:style-name="T1">informatique</text:span></text:p>
            </draw:text-box>
          </draw:frame>
        </draw:g>
        <draw:g>
          <draw:g>
            <draw:path draw:style-name="gr1" draw:text-style-name="P1" draw:layer="layout" svg:width="2cm" svg:height="1.333cm" svg:x="12cm" svg:y="5.533cm" svg:viewBox="0 0 2001 1334" svg:d="M0 667c0-122 42-227 134-333s207-183 366-244c160-62 316-90 500-90 185 0 341 28 501 90 159 61 274 138 366 244s134 211 134 333c0 123-42 227-134 334-92 106-207 182-366 244-160 61-316 89-500 89-185 0-341-28-501-89-159-62-274-138-366-244-92-107-134-211-134-334z">
              <text:p/>
            </draw:path>
            <draw:path draw:style-name="gr2" draw:text-style-name="P2" draw:layer="layout" svg:width="2cm" svg:height="1.333cm" svg:x="12cm" svg:y="5.533cm" svg:viewBox="0 0 2001 1334" svg:d="M0 667c0-122 42-227 134-333s207-183 366-244c160-62 316-90 500-90 185 0 341 28 501 90 159 61 274 138 366 244s134 211 134 333c0 123-42 227-134 334-92 106-207 182-366 244-160 61-316 89-500 89-185 0-341-28-501-89-159-62-274-138-366-244-92-107-134-211-134-334z">
              <text:p/>
            </draw:path>
          </draw:g>
          <draw:frame draw:style-name="gr3" draw:text-style-name="P2" draw:layer="layout" svg:width="1.75cm" svg:height="1.167cm" svg:x="12.125cm" svg:y="5.617cm">
            <draw:text-box>
              <text:p text:style-name="P3"><text:span text:style-name="T1">Perdre le </text:span><text:span text:style-name="T1">post-it</text:span></text:p>
            </draw:text-box>
          </draw:frame>
        </draw:g>
        <draw:g>
          <draw:g>
            <draw:path draw:style-name="gr1" draw:text-style-name="P1" draw:layer="layout" svg:width="1.8cm" svg:height="1.199cm" svg:x="12.2cm" svg:y="8.2cm" svg:viewBox="0 0 1801 1200" svg:d="M0 600c0-111 38-204 121-300s186-165 329-220c144-55 285-80 450-80 166 0 307 25 451 80 143 55 246 124 329 220s121 189 121 300c0 111-38 204-121 300s-186 165-329 220c-144 55-285 80-450 80-166 0-307-25-451-80-143-55-246-124-329-220s-121-189-121-300z">
              <text:p/>
            </draw:path>
            <draw:path draw:style-name="gr2" draw:text-style-name="P2" draw:layer="layout" svg:width="1.8cm" svg:height="1.199cm" svg:x="12.2cm" svg:y="8.2cm" svg:viewBox="0 0 1801 1200" svg:d="M0 600c0-111 38-204 121-300s186-165 329-220c144-55 285-80 450-80 166 0 307 25 451 80 143 55 246 124 329 220s121 189 121 300c0 111-38 204-121 300s-186 165-329 220c-144 55-285 80-450 80-166 0-307-25-451-80-143-55-246-124-329-220s-121-189-121-300z">
              <text:p/>
            </draw:path>
          </draw:g>
          <draw:frame draw:style-name="gr5" draw:text-style-name="P2" draw:layer="layout" svg:width="1.575cm" svg:height="1.05cm" svg:x="12.312cm" svg:y="8.275cm">
            <draw:text-box>
              <text:p text:style-name="P3"><text:span text:style-name="T1">Retrouver le Post-</text:span><text:span text:style-name="T1">it</text:span></text:p>
            </draw:text-box>
          </draw:frame>
        </draw:g>
        <draw:g>
          <draw:line draw:style-name="gr6" draw:text-style-name="P2" draw:layer="layout" svg:x1="8.6cm" svg:y1="8.2cm" svg:x2="8.999cm" svg:y2="8.2cm">
            <text:p/>
          </draw:line>
          <draw:frame draw:style-name="gr7" draw:text-style-name="P2" draw:layer="layout" svg:width="2.5cm" svg:height="1.079cm" svg:x="6.1cm" svg:y="7.661cm">
            <draw:text-box>
              <text:p/>
            </draw:text-box>
          </draw:frame>
        </draw:g>
        <draw:g>
          <draw:line draw:style-name="gr6" draw:text-style-name="P2" draw:layer="layout" svg:x1="12cm" svg:y1="8.199cm" svg:x2="12cm" svg:y2="6.2cm">
            <text:p/>
          </draw:line>
          <draw:frame draw:style-name="gr7" draw:text-style-name="P2" draw:layer="layout" svg:width="2.5cm" svg:height="1.079cm" svg:x="9.5cm" svg:y="7.661cm">
            <draw:text-box>
              <text:p/>
            </draw:text-box>
          </draw:frame>
        </draw:g>
        <draw:g>
          <draw:line draw:style-name="gr6" draw:text-style-name="P2" draw:layer="layout" svg:x1="13.001cm" svg:y1="5.534cm" svg:x2="12.9cm" svg:y2="2.7cm">
            <text:p/>
          </draw:line>
          <draw:frame draw:style-name="gr7" draw:text-style-name="P2" draw:layer="layout" svg:width="2.5cm" svg:height="1.079cm" svg:x="13cm" svg:y="4.994cm">
            <draw:text-box>
              <text:p/>
            </draw:text-box>
          </draw:frame>
        </draw:g>
        <draw:g>
          <draw:line draw:style-name="gr6" draw:text-style-name="P2" draw:layer="layout" svg:x1="13cm" svg:y1="6.867cm" svg:x2="13.101cm" svg:y2="8.201cm">
            <text:p/>
          </draw:line>
          <draw:frame draw:style-name="gr7" draw:text-style-name="P2" draw:layer="layout" svg:width="2.5cm" svg:height="1.079cm" svg:x="10.5cm" svg:y="6.328cm">
            <draw:text-box>
              <text:p/>
            </draw:text-box>
          </draw:frame>
        </draw:g>
        <draw:g>
          <draw:line draw:style-name="gr6" draw:text-style-name="P2" draw:layer="layout" svg:x1="14cm" svg:y1="8.799cm" svg:x2="14cm" svg:y2="6.2cm">
            <text:p/>
          </draw:line>
          <draw:frame draw:style-name="gr7" draw:text-style-name="P2" draw:layer="layout" svg:width="2.5cm" svg:height="1.079cm" svg:x="11.5cm" svg:y="8.261cm">
            <draw:text-box>
              <text:p/>
            </draw:text-box>
          </draw:frame>
        </draw:g>
        <draw:g>
          <draw:g>
            <draw:path draw:style-name="gr1" draw:text-style-name="P1" draw:layer="layout" svg:width="2.7cm" svg:height="1.499cm" svg:x="9.15cm" svg:y="9.45cm" svg:viewBox="0 0 2701 1500" svg:d="M0 750c0-138 57-256 181-375 124-120 279-206 494-275 216-69 427-100 675-100 249 0 460 31 676 100 215 69 370 155 494 275 124 119 181 237 181 375 0 138-57 256-181 375-124 120-279 206-494 275-216 69-427 100-675 100-249 0-460-31-676-100-215-69-370-155-494-275-124-119-181-237-181-375z">
              <text:p/>
            </draw:path>
            <draw:path draw:style-name="gr2" draw:text-style-name="P2" draw:layer="layout" svg:width="2.7cm" svg:height="1.499cm" svg:x="9.15cm" svg:y="9.45cm" svg:viewBox="0 0 2701 1500" svg:d="M0 750c0-138 57-256 181-375 124-120 279-206 494-275 216-69 427-100 675-100 249 0 460 31 676 100 215 69 370 155 494 275 124 119 181 237 181 375 0 138-57 256-181 375-124 120-279 206-494 275-216 69-427 100-675 100-249 0-460-31-676-100-215-69-370-155-494-275-124-119-181-237-181-375z">
              <text:p/>
            </draw:path>
          </draw:g>
          <draw:frame draw:style-name="gr11" draw:text-style-name="P2" draw:layer="layout" svg:width="2.362cm" svg:height="1.426cm" svg:x="9.319cm" svg:y="9.487cm">
            <draw:text-box>
              <text:p text:style-name="P3"><text:span text:style-name="T1">Extrapolation d’un </text:span><text:span text:style-name="T1">sujet de </text:span><text:span text:style-name="T1">developpement</text:span></text:p>
            </draw:text-box>
          </draw:frame>
        </draw:g>
        <draw:g>
          <draw:line draw:style-name="gr6" draw:text-style-name="P2" draw:layer="layout" svg:x1="10.5cm" svg:y1="9.1cm" svg:x2="10.5cm" svg:y2="9.449cm">
            <text:p/>
          </draw:line>
          <draw:frame draw:style-name="gr7" draw:text-style-name="P2" draw:layer="layout" svg:width="2.5cm" svg:height="1.079cm" svg:x="8cm" svg:y="8.561cm">
            <draw:text-box>
              <text:p/>
            </draw:text-box>
          </draw:frame>
        </draw:g>
        <draw:g>
          <draw:line draw:style-name="gr6" draw:text-style-name="P2" draw:layer="layout" svg:x1="13.101cm" svg:y1="9.4cm" svg:x2="11.85cm" svg:y2="10.201cm">
            <text:p/>
          </draw:line>
          <draw:frame draw:style-name="gr7" draw:text-style-name="P2" draw:layer="layout" svg:width="2.5cm" svg:height="1.079cm" svg:x="13.1cm" svg:y="8.861cm">
            <draw:text-box>
              <text:p/>
            </draw:text-box>
          </draw:frame>
        </draw:g>
        <draw:g>
          <draw:g>
            <draw:path draw:style-name="gr1" draw:text-style-name="P1" draw:layer="layout" svg:width="2.3cm" svg:height="0.799cm" svg:x="6.35cm" svg:y="9.8cm" svg:viewBox="0 0 2301 800" svg:d="M0 400c0-74 48-136 154-200s238-110 421-147c184-36 364-53 575-53 212 0 392 17 576 53 183 37 315 83 421 147s154 126 154 200c0 74-48 136-154 200s-238 110-421 147c-184 36-364 53-575 53-212 0-392-17-576-53-183-37-315-83-421-147s-154-126-154-200z">
              <text:p/>
            </draw:path>
            <draw:path draw:style-name="gr2" draw:text-style-name="P2" draw:layer="layout" svg:width="2.3cm" svg:height="0.799cm" svg:x="6.35cm" svg:y="9.8cm" svg:viewBox="0 0 2301 800" svg:d="M0 400c0-74 48-136 154-200s238-110 421-147c184-36 364-53 575-53 212 0 392 17 576 53 183 37 315 83 421 147s154 126 154 200c0 74-48 136-154 200s-238 110-421 147c-184 36-364 53-575 53-212 0-392-17-576-53-183-37-315-83-421-147s-154-126-154-200z">
              <text:p/>
            </draw:path>
          </draw:g>
          <draw:frame draw:style-name="gr12" draw:text-style-name="P2" draw:layer="layout" svg:width="2.012cm" svg:height="0.7cm" svg:x="6.494cm" svg:y="9.85cm">
            <draw:text-box>
              <text:p text:style-name="P3"><text:span text:style-name="T1">Planificatio</text:span><text:span text:style-name="T1">n</text:span></text:p>
            </draw:text-box>
          </draw:frame>
        </draw:g>
        <draw:g>
          <draw:g>
            <draw:path draw:style-name="gr1" draw:text-style-name="P1" draw:layer="layout" svg:width="2.3cm" svg:height="1.232cm" svg:x="6.35cm" svg:y="11.083cm" svg:viewBox="0 0 2301 1233" svg:d="M0 616c0-113 48-209 154-308 106-98 238-169 421-225 184-57 364-83 575-83 212 0 392 26 576 83 183 56 315 127 421 225 106 99 154 195 154 308 0 114-48 210-154 309-106 98-238 169-421 225-184 57-364 83-575 83-212 0-392-26-576-83-183-56-315-127-421-225-106-99-154-195-154-309z">
              <text:p/>
            </draw:path>
            <draw:path draw:style-name="gr2" draw:text-style-name="P2" draw:layer="layout" svg:width="2.3cm" svg:height="1.232cm" svg:x="6.35cm" svg:y="11.083cm" svg:viewBox="0 0 2301 1233" svg:d="M0 616c0-113 48-209 154-308 106-98 238-169 421-225 184-57 364-83 575-83 212 0 392 26 576 83 183 56 315 127 421 225 106 99 154 195 154 308 0 114-48 210-154 309-106 98-238 169-421 225-184 57-364 83-575 83-212 0-392-26-576-83-183-56-315-127-421-225-106-99-154-195-154-309z">
              <text:p/>
            </draw:path>
          </draw:g>
          <draw:frame draw:style-name="gr13" draw:text-style-name="P2" draw:layer="layout" svg:width="2.012cm" svg:height="1.079cm" svg:x="6.494cm" svg:y="11.161cm">
            <draw:text-box>
              <text:p text:style-name="P3"><text:span text:style-name="T1">Changement des </text:span><text:span text:style-name="T1">priorités</text:span></text:p>
            </draw:text-box>
          </draw:frame>
        </draw:g>
        <draw:g>
          <draw:line draw:style-name="gr6" draw:text-style-name="P2" draw:layer="layout" svg:x1="6.35cm" svg:y1="10.2cm" svg:x2="6.35cm" svg:y2="11.7cm">
            <text:p/>
          </draw:line>
          <draw:frame draw:style-name="gr7" draw:text-style-name="P2" draw:layer="layout" svg:width="2.5cm" svg:height="1.079cm" svg:x="3.85cm" svg:y="9.661cm">
            <draw:text-box>
              <text:p/>
            </draw:text-box>
          </draw:frame>
        </draw:g>
        <draw:g>
          <draw:line draw:style-name="gr6" draw:text-style-name="P2" draw:layer="layout" svg:x1="7.5cm" svg:y1="11.083cm" svg:x2="7.5cm" svg:y2="10.6cm">
            <text:p/>
          </draw:line>
          <draw:frame draw:style-name="gr7" draw:text-style-name="P2" draw:layer="layout" svg:width="2.5cm" svg:height="1.079cm" svg:x="5cm" svg:y="10.544cm">
            <draw:text-box>
              <text:p/>
            </draw:text-box>
          </draw:frame>
        </draw:g>
        <draw:g>
          <draw:line draw:style-name="gr6" draw:text-style-name="P2" draw:layer="layout" svg:x1="9.15cm" svg:y1="10.2cm" svg:x2="8.65cm" svg:y2="10.2cm">
            <text:p/>
          </draw:line>
          <draw:frame draw:style-name="gr7" draw:text-style-name="P2" draw:layer="layout" svg:width="2.5cm" svg:height="1.079cm" svg:x="9.15cm" svg:y="9.661cm">
            <draw:text-box>
              <text:p/>
            </draw:text-box>
          </draw:frame>
        </draw:g>
        <draw:g>
          <draw:g>
            <draw:path draw:style-name="gr1" draw:text-style-name="P1" draw:layer="layout" svg:width="2.85cm" svg:height="1.001cm" svg:x="9.15cm" svg:y="11.2cm" svg:viewBox="0 0 2851 1002" svg:d="M0 501c0-92 60-171 191-251 131-79 294-137 522-183 227-46 450-67 712-67 263 0 486 21 713 67 228 46 391 104 522 183 131 80 191 159 191 251 0 92-60 171-191 251-131 79-294 137-522 183-227 46-450 67-712 67-263 0-486-21-713-67-228-46-391-104-522-183-131-80-191-159-191-251z">
              <text:p/>
            </draw:path>
            <draw:path draw:style-name="gr2" draw:text-style-name="P2" draw:layer="layout" svg:width="2.85cm" svg:height="1.001cm" svg:x="9.15cm" svg:y="11.2cm" svg:viewBox="0 0 2851 1002" svg:d="M0 501c0-92 60-171 191-251 131-79 294-137 522-183 227-46 450-67 712-67 263 0 486 21 713 67 228 46 391 104 522 183 131 80 191 159 191 251 0 92-60 171-191 251-131 79-294 137-522 183-227 46-450 67-712 67-263 0-486-21-713-67-228-46-391-104-522-183-131-80-191-159-191-251z">
              <text:p/>
            </draw:path>
          </draw:g>
          <draw:frame draw:style-name="gr4" draw:text-style-name="P2" draw:layer="layout" svg:width="2.494cm" svg:height="0.875cm" svg:x="9.328cm" svg:y="11.263cm">
            <draw:text-box>
              <text:p text:style-name="P3"><text:span text:style-name="T1">Developpement</text:span></text:p>
            </draw:text-box>
          </draw:frame>
        </draw:g>
        <draw:g>
          <draw:line draw:style-name="gr6" draw:text-style-name="P2" draw:layer="layout" svg:x1="8.65cm" svg:y1="11.7cm" svg:x2="9.15cm" svg:y2="11.7cm">
            <text:p/>
          </draw:line>
          <draw:frame draw:style-name="gr7" draw:text-style-name="P2" draw:layer="layout" svg:width="2.5cm" svg:height="1.079cm" svg:x="6.15cm" svg:y="11.161cm">
            <draw:text-box>
              <text:p/>
            </draw:text-box>
          </draw:frame>
        </draw:g>
        <draw:g>
          <draw:line draw:style-name="gr6" draw:text-style-name="P2" draw:layer="layout" svg:x1="10.576cm" svg:y1="12.2cm" svg:x2="7.5cm" svg:y2="12.318cm">
            <text:p/>
          </draw:line>
          <draw:frame draw:style-name="gr7" draw:text-style-name="P2" draw:layer="layout" svg:width="2.5cm" svg:height="1.079cm" svg:x="10.575cm" svg:y="11.661cm">
            <draw:text-box>
              <text:p/>
            </draw:text-box>
          </draw:frame>
        </draw:g>
        <draw:g>
          <draw:g>
            <draw:path draw:style-name="gr1" draw:text-style-name="P1" draw:layer="layout" svg:width="1.7cm" svg:height="1.132cm" svg:x="12.65cm" svg:y="11.133cm" svg:viewBox="0 0 1701 1133" svg:d="M0 566c0-104 36-192 114-283 78-90 176-155 311-207 136-52 269-76 425-76 157 0 290 24 426 76 135 52 233 117 311 207 78 91 114 179 114 283 0 105-36 193-114 284-78 90-176 155-311 207-136 52-269 76-426 76-156 0-289-24-425-76-135-52-233-117-311-207-78-91-114-179-114-284z">
              <text:p/>
            </draw:path>
            <draw:path draw:style-name="gr2" draw:text-style-name="P2" draw:layer="layout" svg:width="1.7cm" svg:height="1.132cm" svg:x="12.65cm" svg:y="11.133cm" svg:viewBox="0 0 1701 1133" svg:d="M0 566c0-104 36-192 114-283 78-90 176-155 311-207 136-52 269-76 425-76 157 0 290 24 426 76 135 52 233 117 311 207 78 91 114 179 114 283 0 105-36 193-114 284-78 90-176 155-311 207-136 52-269 76-426 76-156 0-289-24-425-76-135-52-233-117-311-207-78-91-114-179-114-284z">
              <text:p/>
            </draw:path>
          </draw:g>
          <draw:frame draw:style-name="gr14" draw:text-style-name="P2" draw:layer="layout" svg:width="1.487cm" svg:height="0.992cm" svg:x="12.756cm" svg:y="11.204cm">
            <draw:text-box>
              <text:p text:style-name="P3"><text:span text:style-name="T1">R</text:span><text:span text:style-name="T1">e</text:span><text:span text:style-name="T1">c</text:span><text:span text:style-name="T1">e</text:span><text:span text:style-name="T1">t</text:span><text:span text:style-name="T1">t</text:span><text:span text:style-name="T1">e</text:span></text:p>
            </draw:text-box>
          </draw:frame>
        </draw:g>
        <draw:g>
          <draw:line draw:style-name="gr6" draw:text-style-name="P2" draw:layer="layout" svg:x1="12cm" svg:y1="11.7cm" svg:x2="12.649cm" svg:y2="11.7cm">
            <text:p/>
          </draw:line>
          <draw:frame draw:style-name="gr7" draw:text-style-name="P2" draw:layer="layout" svg:width="2.5cm" svg:height="1.079cm" svg:x="9.5cm" svg:y="11.161cm">
            <draw:text-box>
              <text:p/>
            </draw:text-box>
          </draw:frame>
        </draw:g>
        <draw:g>
          <draw:g>
            <draw:path draw:style-name="gr1" draw:text-style-name="P1" draw:layer="layout" svg:width="3.437cm" svg:height="1.8cm" svg:x="14.85cm" svg:y="10.8cm" svg:viewBox="0 0 3438 1801" svg:d="M0 901c0-166 72-307 230-451 158-143 355-246 629-329s544-121 859-121c317 0 587 38 861 121s471 186 629 329c158 144 230 285 230 450v1c0 165-72 306-230 450-158 143-355 246-629 329s-544 121-859 121c-317 0-587-38-861-121s-471-186-629-329c-158-144-230-285-230-450z">
              <text:p/>
            </draw:path>
            <draw:path draw:style-name="gr2" draw:text-style-name="P2" draw:layer="layout" svg:width="3.437cm" svg:height="1.8cm" svg:x="14.85cm" svg:y="10.8cm" svg:viewBox="0 0 3438 1801" svg:d="M0 901c0-166 72-307 230-451 158-143 355-246 629-329s544-121 859-121c317 0 587 38 861 121s471 186 629 329c158 144 230 285 230 450v1c0 165-72 306-230 450-158 143-355 246-629 329s-544 121-859 121c-317 0-587-38-861-121s-471-186-629-329c-158-144-230-285-230-450z">
              <text:p/>
            </draw:path>
          </draw:g>
          <draw:frame draw:style-name="gr15" draw:text-style-name="P4" draw:layer="layout" svg:width="3.006cm" svg:height="2.188cm" svg:x="15.065cm" svg:y="10.607cm">
            <draw:text-box>
              <text:p text:style-name="P3"><text:span text:style-name="T1">Les utilisateurs se </text:span><text:span text:style-name="T1">rendent compte </text:span><text:span text:style-name="T1">que ce n’était pas </text:span><text:span text:style-name="T1">du tout ce qu’ils </text:span><text:span text:style-name="T1">voulaient</text:span></text:p>
            </draw:text-box>
          </draw:frame>
        </draw:g>
        <draw:g>
          <draw:line draw:style-name="gr6" draw:text-style-name="P2" draw:layer="layout" svg:x1="14.35cm" svg:y1="11.7cm" svg:x2="14.849cm" svg:y2="11.7cm">
            <text:p/>
          </draw:line>
          <draw:frame draw:style-name="gr7" draw:text-style-name="P2" draw:layer="layout" svg:width="2.5cm" svg:height="1.079cm" svg:x="11.85cm" svg:y="11.161cm">
            <draw:text-box>
              <text:p/>
            </draw:text-box>
          </draw:frame>
        </draw:g>
        <draw:g>
          <draw:line draw:style-name="gr6" draw:text-style-name="P2" draw:layer="layout" svg:x1="16.501cm" svg:y1="10.801cm" svg:x2="12.9cm" svg:y2="2.7cm">
            <text:p/>
          </draw:line>
          <draw:frame draw:style-name="gr7" draw:text-style-name="P2" draw:layer="layout" svg:width="2.5cm" svg:height="1.079cm" svg:x="16.5cm" svg:y="10.261cm">
            <draw:text-box>
              <text:p/>
            </draw:text-box>
          </draw:frame>
        </draw:g>
        <draw:g>
          <draw:path draw:style-name="gr2" draw:text-style-name="P2" draw:layer="layout" svg:width="5.925cm" svg:height="0.816cm" svg:x="10.575cm" svg:y="12.2cm" svg:viewBox="0 0 5926 817" svg:d="M0 0c1710 934 3685 1067 5926 399">
            <text:p/>
          </draw:path>
          <draw:frame draw:style-name="gr16" draw:text-style-name="P2" draw:layer="layout" svg:width="1.411cm" svg:height="1.219cm" svg:x="12.633cm" svg:y="12.39cm">
            <draw:text-box>
              <text:p/>
            </draw:text-box>
          </draw:frame>
        </draw:g>
        <draw:g>
          <draw:line draw:style-name="gr6" draw:text-style-name="P2" draw:layer="layout" svg:x1="13.5cm" svg:y1="12.267cm" svg:x2="13.5cm" svg:y2="13.45cm">
            <text:p/>
          </draw:line>
          <draw:frame draw:style-name="gr7" draw:text-style-name="P2" draw:layer="layout" svg:width="2.5cm" svg:height="1.079cm" svg:x="12.25cm" svg:y="11.428cm">
            <draw:text-box>
              <text:p/>
            </draw:text-box>
          </draw:frame>
        </draw:g>
        <draw:g>
          <draw:g>
            <draw:path draw:style-name="gr1" draw:text-style-name="P1" draw:layer="layout" svg:width="2.8cm" svg:height="1.5cm" svg:x="12.1cm" svg:y="13.45cm" svg:viewBox="0 0 2801 1501" svg:d="M0 751c0-139 59-256 188-376 129-119 289-205 512-274 224-70 443-101 701-101 257 0 476 31 700 101 223 69 383 155 512 274 129 120 188 237 188 375v1c0 138-59 255-188 375-129 119-289 205-512 274-224 70-443 101-700 101-258 0-477-31-701-101-223-69-383-155-512-274-129-120-188-237-188-375z">
              <text:p/>
            </draw:path>
            <draw:path draw:style-name="gr2" draw:text-style-name="P2" draw:layer="layout" svg:width="2.8cm" svg:height="1.5cm" svg:x="12.1cm" svg:y="13.45cm" svg:viewBox="0 0 2801 1501" svg:d="M0 751c0-139 59-256 188-376 129-119 289-205 512-274 224-70 443-101 701-101 257 0 476 31 700 101 223 69 383 155 512 274 129 120 188 237 188 375v1c0 138-59 255-188 375-129 119-289 205-512 274-224 70-443 101-700 101-258 0-477-31-701-101-223-69-383-155-512-274-129-120-188-237-188-375z">
              <text:p/>
            </draw:path>
          </draw:g>
          <draw:frame draw:style-name="gr11" draw:text-style-name="P2" draw:layer="layout" svg:width="2.45cm" svg:height="1.426cm" svg:x="12.275cm" svg:y="13.487cm">
            <draw:text-box>
              <text:p text:style-name="P3"><text:span text:style-name="T1">C</text:span><text:span text:style-name="T1">’</text:span><text:span text:style-name="T1">e</text:span><text:span text:style-name="T1">s</text:span><text:span text:style-name="T1">t </text:span><text:span text:style-name="T1">p</text:span><text:span text:style-name="T1">a</text:span><text:span text:style-name="T1">s </text:span><text:span text:style-name="T1">ç</text:span><text:span text:style-name="T1">a </text:span><text:span text:style-name="T1">d</text:span><text:span text:style-name="T1">u </text:span><text:span text:style-name="T1">t</text:span><text:span text:style-name="T1">o</text:span><text:span text:style-name="T1">u</text:span><text:span text:style-name="T1">t, </text:span><text:span text:style-name="T1">m</text:span><text:span text:style-name="T1">a</text:span><text:span text:style-name="T1">i</text:span><text:span text:style-name="T1">s </text:span><text:span text:style-name="T1">c</text:span><text:span text:style-name="T1">’</text:span><text:span text:style-name="T1">e</text:span><text:span text:style-name="T1">s</text:span><text:span text:style-name="T1">t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s</text:span><text:span text:style-name="T1">a</text:span><text:span text:style-name="T1">n</text:span><text:span text:style-name="T1">t</text:span></text:p>
            </draw:text-box>
          </draw:frame>
        </draw:g>
        <draw:g>
          <draw:line draw:style-name="gr6" draw:text-style-name="P2" draw:layer="layout" svg:x1="12.101cm" svg:y1="14.201cm" svg:x2="10.575cm" svg:y2="12.2cm">
            <text:p/>
          </draw:line>
          <draw:frame draw:style-name="gr7" draw:text-style-name="P2" draw:layer="layout" svg:width="2.5cm" svg:height="1.079cm" svg:x="10.85cm" svg:y="13.961cm">
            <draw:text-box>
              <text:p/>
            </draw:text-box>
          </draw:frame>
        </draw:g>
        <draw:g>
          <draw:line draw:style-name="gr6" draw:text-style-name="P2" draw:layer="layout" svg:x1="12.099cm" svg:y1="14.2cm" svg:x2="11.25cm" svg:y2="14.2cm">
            <text:p/>
          </draw:line>
          <draw:frame draw:style-name="gr7" draw:text-style-name="P2" draw:layer="layout" svg:width="2.5cm" svg:height="1.079cm" svg:x="10.85cm" svg:y="13.961cm">
            <draw:text-box>
              <text:p/>
            </draw:text-box>
          </draw:frame>
        </draw:g>
        <draw:g>
          <draw:g>
            <draw:path draw:style-name="gr1" draw:text-style-name="P1" draw:layer="layout" svg:width="2.5cm" svg:height="1.601cm" svg:x="8.75cm" svg:y="13.4cm" svg:viewBox="0 0 2501 1602" svg:d="M0 801c0-148 52-273 168-401 115-127 258-219 457-293 200-74 395-107 626-107 230 0 425 33 625 107 199 74 342 166 457 293 116 128 168 253 168 401 0 148-52 273-168 401-115 127-258 219-457 293-200 74-395 107-625 107-231 0-426-33-626-107-199-74-342-166-457-293-116-128-168-253-168-401z">
              <text:p/>
            </draw:path>
            <draw:path draw:style-name="gr2" draw:text-style-name="P2" draw:layer="layout" svg:width="2.5cm" svg:height="1.601cm" svg:x="8.75cm" svg:y="13.4cm" svg:viewBox="0 0 2501 1602" svg:d="M0 801c0-148 52-273 168-401 115-127 258-219 457-293 200-74 395-107 626-107 230 0 425 33 625 107 199 74 342 166 457 293 116 128 168 253 168 401 0 148-52 273-168 401-115 127-258 219-457 293-200 74-395 107-625 107-231 0-426-33-626-107-199-74-342-166-457-293-116-128-168-253-168-401z">
              <text:p/>
            </draw:path>
          </draw:g>
          <draw:frame draw:style-name="gr17" draw:text-style-name="P2" draw:layer="layout" svg:width="2.187cm" svg:height="1.426cm" svg:x="8.906cm" svg:y="13.487cm">
            <draw:text-box>
              <text:p text:style-name="P3"><text:span text:style-name="T1">Redaction d’un post-it de mise en exploit</text:span></text:p>
            </draw:text-box>
          </draw:frame>
        </draw:g>
        <draw:g>
          <draw:g>
            <draw:path draw:style-name="gr1" draw:text-style-name="P1" draw:layer="layout" svg:width="2.6cm" svg:height="0.75cm" svg:x="3.7cm" svg:y="13.825cm" svg:viewBox="0 0 2601 751" svg:d="M0 376c0-70 55-128 174-188 120-60 269-103 476-138 208-34 411-50 651-50 239 0 442 16 650 50 207 35 356 78 476 138 119 60 174 118 174 187v1c0 69-55 127-174 187-120 60-269 103-476 138-208 34-411 50-650 50-240 0-443-16-651-50-207-35-356-78-476-138-119-60-174-118-174-187z">
              <text:p/>
            </draw:path>
            <draw:path draw:style-name="gr2" draw:text-style-name="P2" draw:layer="layout" svg:width="2.6cm" svg:height="0.75cm" svg:x="3.7cm" svg:y="13.825cm" svg:viewBox="0 0 2601 751" svg:d="M0 376c0-70 55-128 174-188 120-60 269-103 476-138 208-34 411-50 651-50 239 0 442 16 650 50 207 35 356 78 476 138 119 60 174 118 174 187v1c0 69-55 127-174 187-120 60-269 103-476 138-208 34-411 50-650 50-240 0-443-16-651-50-207-35-356-78-476-138-119-60-174-118-174-187z">
              <text:p/>
            </draw:path>
          </draw:g>
          <draw:frame draw:style-name="gr18" draw:text-style-name="P2" draw:layer="layout" svg:width="2.275cm" svg:height="0.664cm" svg:x="3.863cm" svg:y="13.868cm">
            <draw:text-box>
              <text:p text:style-name="P3"><text:span text:style-name="T1">Mise en exploit</text:span></text:p>
            </draw:text-box>
          </draw:frame>
        </draw:g>
        <draw:g>
          <draw:line draw:style-name="gr6" draw:text-style-name="P2" draw:layer="layout" svg:x1="8.751cm" svg:y1="14.2cm" svg:x2="8.35cm" svg:y2="14.218cm">
            <text:p/>
          </draw:line>
          <draw:frame draw:style-name="gr7" draw:text-style-name="P2" draw:layer="layout" svg:width="2.5cm" svg:height="1.079cm" svg:x="7.5cm" svg:y="13.361cm">
            <draw:text-box>
              <text:p/>
            </draw:text-box>
          </draw:frame>
        </draw:g>
        <draw:g>
          <draw:g>
            <draw:path draw:style-name="gr1" draw:text-style-name="P1" draw:layer="layout" svg:width="1.7cm" svg:height="0.967cm" svg:x="6.65cm" svg:y="13.733cm" svg:viewBox="0 0 1701 968" svg:d="M0 484c0-89 36-165 114-242s176-133 311-177c136-45 269-65 426-65 156 0 289 20 425 65 135 44 233 100 311 177s114 153 114 242c0 89-36 165-114 242s-176 133-311 177c-136 45-269 65-425 65-157 0-290-20-426-65-135-44-233-100-311-177s-114-153-114-242z">
              <text:p/>
            </draw:path>
            <draw:path draw:style-name="gr2" draw:text-style-name="P2" draw:layer="layout" svg:width="1.7cm" svg:height="0.967cm" svg:x="6.65cm" svg:y="13.733cm" svg:viewBox="0 0 1701 968" svg:d="M0 484c0-89 36-165 114-242s176-133 311-177c136-45 269-65 426-65 156 0 289 20 425 65 135 44 233 100 311 177s114 153 114 242c0 89-36 165-114 242s-176 133-311 177c-136 45-269 65-425 65-157 0-290-20-426-65-135-44-233-100-311-177s-114-153-114-242z">
              <text:p/>
            </draw:path>
          </draw:g>
          <draw:frame draw:style-name="gr19" draw:text-style-name="P2" draw:layer="layout" svg:width="1.487cm" svg:height="1.045cm" svg:x="6.756cm" svg:y="13.695cm">
            <draw:text-box>
              <text:p text:style-name="P3"><text:span text:style-name="T1">Perte du Post-it</text:span></text:p>
            </draw:text-box>
          </draw:frame>
        </draw:g>
        <draw:g>
          <draw:line draw:style-name="gr6" draw:text-style-name="P2" draw:layer="layout" svg:x1="6.651cm" svg:y1="14.218cm" svg:x2="6.3cm" svg:y2="14.2cm">
            <text:p/>
          </draw:line>
          <draw:frame draw:style-name="gr7" draw:text-style-name="P2" draw:layer="layout" svg:width="2.5cm" svg:height="1.079cm" svg:x="5.4cm" svg:y="13.978cm">
            <draw:text-box>
              <text:p/>
            </draw:text-box>
          </draw:frame>
        </draw:g>
        <draw:g>
          <draw:g>
            <draw:path draw:style-name="gr1" draw:text-style-name="P1" draw:layer="layout" svg:width="2.7cm" svg:height="1.649cm" svg:x="3.65cm" svg:y="8.55cm" svg:viewBox="0 0 2701 1650" svg:d="M0 825c0-151 57-281 181-412 124-132 279-226 494-302 216-76 427-111 675-111 249 0 460 35 676 111 215 76 370 170 494 302 124 131 181 261 181 412 0 152-57 281-181 413-124 131-279 226-494 302-216 75-427 110-675 110-249 0-460-35-676-110-215-76-370-171-494-302-124-132-181-261-181-413z">
              <text:p/>
            </draw:path>
            <draw:path draw:style-name="gr2" draw:text-style-name="P2" draw:layer="layout" svg:width="2.7cm" svg:height="1.649cm" svg:x="3.65cm" svg:y="8.55cm" svg:viewBox="0 0 2701 1650" svg:d="M0 825c0-151 57-281 181-412 124-132 279-226 494-302 216-76 427-111 675-111 249 0 460 35 676 111 215 76 370 170 494 302 124 131 181 261 181 412 0 152-57 281-181 413-124 131-279 226-494 302-216 75-427 110-675 110-249 0-460-35-676-110-215-76-370-171-494-302-124-132-181-261-181-413z">
              <text:p/>
            </draw:path>
          </draw:g>
          <draw:frame draw:style-name="gr20" draw:text-style-name="P2" draw:layer="layout" svg:width="2.362cm" svg:height="1.444cm" svg:x="3.819cm" svg:y="8.653cm">
            <draw:text-box>
              <text:p text:style-name="P3"><text:span text:style-name="T1">Prise en compte des remontées utilisateurs</text:span></text:p>
            </draw:text-box>
          </draw:frame>
        </draw:g>
        <draw:g>
          <draw:line draw:style-name="gr6" draw:text-style-name="P2" draw:layer="layout" svg:x1="5cm" svg:y1="13.824cm" svg:x2="5cm" svg:y2="10.2cm">
            <text:p/>
          </draw:line>
          <draw:frame draw:style-name="gr7" draw:text-style-name="P2" draw:layer="layout" svg:width="2.5cm" svg:height="1.079cm" svg:x="3.75cm" svg:y="13.586cm">
            <draw:text-box>
              <text:p/>
            </draw:text-box>
          </draw:frame>
        </draw:g>
        <draw:g>
          <draw:line draw:style-name="gr6" draw:text-style-name="P2" draw:layer="layout" svg:x1="5cm" svg:y1="8.551cm" svg:x2="7.501cm" svg:y2="2.7cm">
            <text:p/>
          </draw:line>
          <draw:frame draw:style-name="gr7" draw:text-style-name="P2" draw:layer="layout" svg:width="2.5cm" svg:height="1.079cm" svg:x="3.75cm" svg:y="8.311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6T22:22:56.239004981</dc:date>
    <meta:editing-duration>PT3M22S</meta:editing-duration>
    <meta:editing-cycles>1</meta:editing-cycles>
    <meta:document-statistic meta:object-count="187"/>
    <meta:generator>LibreOffice/6.0.6.2$Linux_X86_64 LibreOffice_project/00$Build-2</meta:generator>
  </office:meta>
</office:document-meta>
</file>